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3000000CA72E7D0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.999cm" table:align="left" style:writing-mode="lr-tb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4.238cm"/>
    </style:style>
    <style:style style:name="Tabla1.A1" style:family="table-cell">
      <style:table-cell-properties style:vertical-align="middle" fo:padding="0.049cm" fo:border="none"/>
    </style:style>
    <style:style style:name="Tabla1.4" style:family="table-row">
      <style:table-row-properties style:min-row-height="1.663cm"/>
    </style:style>
    <style:style style:name="P1" style:family="paragraph" style:parent-style-name="Heading_20_2" style:master-page-name="Standard">
      <style:paragraph-properties fo:text-align="center" style:justify-single-word="false" style:page-number="1"/>
    </style:style>
    <style:style style:name="P2" style:family="paragraph" style:parent-style-name="Heading_20_3">
      <style:text-properties officeooo:paragraph-rsid="000c9c74"/>
    </style:style>
    <style:style style:name="P3" style:family="paragraph" style:parent-style-name="Text_20_body" style:list-style-name="L1">
      <style:text-properties officeooo:paragraph-rsid="000c9c7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normal1">
      <style:paragraph-properties fo:text-align="center" style:justify-single-word="false"/>
    </style:style>
    <style:style style:name="T1" style:family="text">
      <style:text-properties officeooo:rsid="000c9c74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stor de tareas</text:span></text:p>
      <text:p text:style-name="Heading_20_3">Problema a Resolver</text:p>
      <text:p text:style-name="Text_20_body">Este gestor de tareas ayuda a los usuarios a organizar sus actividades diarias de forma eficiente, clasificándolas por categorías y estableciendo límites de tiempo para mejorar la productividad.</text:p>
      <text:p text:style-name="Heading_20_3">Usuarios Destinados</text:p>
      <text:p text:style-name="Text_20_body">Cualquier persona (estudiantes, profesionales o equipos de trabajo) que necesite gestionar pendientes personales o colaborativos.</text:p>
      <text:p text:style-name="Heading_20_2">Análisis</text:p>
      <text:p text:style-name="P2">Requisitos Funcionales</text:p>
      <text:list text:style-name="L1">
        <text:list-header>
          <text:p text:style-name="P3"><text:span text:style-name="Strong_20_Emphasis">Registro y Acceso</text:span></text:p>
          <text:list>
            <text:list-item>
              <text:p text:style-name="P4">El usuario puede registrarse con nombre, correo y contraseña.</text:p>
            </text:list-item>
            <text:list-item>
              <text:p text:style-name="P3">El usuario autenticado accede a su panel personal de tareas.</text:p>
              <text:p text:style-name="P3"><text:span text:style-name="Strong_20_Emphasis"/></text:p>
              <text:p text:style-name="P3"><text:span text:style-name="Strong_20_Emphasis"/></text:p>
              <text:p text:style-name="P3"><text:span text:style-name="Strong_20_Emphasis"/></text:p>
              <text:p text:style-name="P3"><text:span text:style-name="Strong_20_Emphasis">Gestión de Tareas</text:span></text:p>
            </text:list-item>
            <text:list-item>
              <text:p text:style-name="P4">Crear nuevas tareas, asignándoles título, descripción, categoría y fecha límite.</text:p>
            </text:list-item>
            <text:list-item>
              <text:p text:style-name="P4">Editar tareas existentes (modificar cualquiera de sus atributos).</text:p>
            </text:list-item>
            <text:list-item>
              <text:p text:style-name="P3">Eliminar tareas que ya no sean necesarias.</text:p>
            </text:list-item>
          </text:list>
          <text:p text:style-name="P3"><text:span text:style-name="Strong_20_Emphasis">Visualización</text:span></text:p>
          <text:list text:continue-numbering="true">
            <text:list-item>
              <text:p text:style-name="P4">Mostrar, en una lista ordenada, todas las tareas del usuario.</text:p>
            </text:list-item>
            <text:list-item>
              <text:p text:style-name="P4">Posibilidad de filtrar por categoría y fecha.</text:p>
            </text:list-item>
          </text:list>
        </text:list-header>
      </text:list>
      <text:p text:style-name="Heading_20_3">Requisitos No Funcionales</text:p>
      <text:list text:style-name="L2">
        <text:list-item>
          <text:p text:style-name="P5"><text:span text:style-name="Strong_20_Emphasis">Rendimiento</text:span>: Respuesta ágil ante acciones de usuario.</text:p>
        </text:list-item>
        <text:list-item>
          <text:p text:style-name="P5"><text:span text:style-name="Strong_20_Emphasis">Seguridad</text:span>: Inicio de sesión con contraseñas cifradas.</text:p>
        </text:list-item>
        <text:list-item>
          <text:p text:style-name="P5"><text:soft-page-break/><text:span text:style-name="Strong_20_Emphasis">Usabilidad</text:span>: Interfaz clara e intuitiva, accesible para cualquier perfil de usuario.</text:p>
        </text:list-item>
      </text:list>
      <text:p text:style-name="Heading_20_2">Diseño de la Aplicación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Página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Index</text:span></text:p>
          </table:table-cell>
          <table:table-cell table:style-name="Tabla1.A1" office:value-type="string">
            <text:p text:style-name="Table_20_Contents">Bienvenida, breve presentación de la app y enlace a Login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Login / Registro</text:span></text:p>
          </table:table-cell>
          <table:table-cell table:style-name="Tabla1.A1" office:value-type="string">
            <text:p text:style-name="Table_20_Contents">Formulario para iniciar sesión o crear nueva cuenta.</text:p>
          </table:table-cell>
        </table:table-row>
        <table:table-row table:style-name="Tabla1.4">
          <table:table-cell table:style-name="Tabla1.A1" office:value-type="string">
            <text:p text:style-name="Table_20_Contents"><text:span text:style-name="Strong_20_Emphasis">Panel de Tareas</text:span></text:p>
          </table:table-cell>
          <table:table-cell table:style-name="Tabla1.A1" office:value-type="string">
            <text:p text:style-name="Table_20_Contents">Muestra la lista de tareas y botones para crear, editar o eliminar.</text:p>
          </table:table-cell>
        </table:table-row>
      </table:table>
      <text:p text:style-name="Heading_20_2">Implementación</text:p>
      <text:list text:style-name="L3">
        <text:list-item>
          <text:p text:style-name="P6"><text:span text:style-name="Strong_20_Emphasis">Frontend</text:span></text:p>
          <text:list>
            <text:list-item>
              <text:p text:style-name="P6">HTML5, CSS3, JavaScript (vanilla o librerías ligeras).</text:p>
            </text:list-item>
          </text:list>
        </text:list-item>
        <text:list-item>
          <text:p text:style-name="P6"><text:span text:style-name="Strong_20_Emphasis">Backend</text:span></text:p>
          <text:list>
            <text:list-item>
              <text:p text:style-name="P6">PHP (gestión de sesiones, CRUD de tareas).</text:p>
            </text:list-item>
          </text:list>
        </text:list-item>
        <text:list-item>
          <text:p text:style-name="P6"><text:span text:style-name="Strong_20_Emphasis">Base de Datos</text:span></text:p>
          <text:list>
            <text:list-item>
              <text:p text:style-name="P6">MySQLi (tablas: <text:span text:style-name="Source_20_Text">usuarios</text:span>, <text:span text:style-name="Source_20_Text">tareas</text:span>, <text:span text:style-name="Source_20_Text">categorías</text:span>).</text:p>
            </text:list-item>
          </text:list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</text:list-item>
        <text:list-item>
          <text:p text:style-name="P6"><text:span text:style-name="Strong_20_Emphasis">Herramientas</text:span></text:p>
          <text:list>
            <text:list-item>
              <text:p text:style-name="P6">Visual Studio Code</text:p>
            </text:list-item>
            <text:list-item>
              <text:p text:style-name="P6">XAMPP (servidor local)</text:p>
            </text:list-item>
            <text:list-item>
              <text:p text:style-name="P6">Git &amp; GitHub (control de versiones)</text:p>
            </text:list-item>
          </text:list>
        </text:list-item>
      </text:list>
      <text:p text:style-name="Heading_20_2">Pruebas y Beneficios</text:p>
      <text:list text:style-name="L4">
        <text:list-header>
          <text:p text:style-name="P7"><text:span text:style-name="Strong_20_Emphasis">Organización Personal</text:span></text:p>
          <text:list>
            <text:list-item>
              <text:p text:style-name="P7"><text:soft-page-break/>Permite priorizar pendientes y mantener un registro de tareas completadas.</text:p>
            </text:list-item>
          </text:list>
          <text:p text:style-name="P7"><text:span text:style-name="Strong_20_Emphasis">Gestión de Proyectos</text:span></text:p>
          <text:list text:continue-numbering="true">
            <text:list-item>
              <text:p text:style-name="P7">Facilita asignar tareas a diferentes miembros y hacer seguimiento de avances.</text:p>
            </text:list-item>
          </text:list>
          <text:p text:style-name="P7"><text:span text:style-name="Strong_20_Emphasis">Optimización del Tiempo</text:span></text:p>
          <text:list text:continue-numbering="true">
            <text:list-item>
              <text:p text:style-name="P7">Favorece la planificación eficiente de la jornada, reduciendo el riesgo de procrastinación.</text:p>
            </text:list-item>
          </text:list>
        </text:list-header>
      </text:list>
      <text:p text:style-name="P8" loext:marker-style-name="T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nsolas" fo:font-size="12pt" fo:language="es" fo:country="ES" style:letter-kerning="false" style:font-name-asian="Consolas1" style:font-size-asian="12pt" style:language-asian="zh" style:country-asian="CN" style:font-name-complex="Consola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onsolas" fo:font-size="12pt" fo:language="es" fo:country="ES" style:letter-kerning="false" style:font-name-asian="Consolas1" style:font-size-asian="12pt" style:language-asian="zh" style:country-asian="CN" style:font-name-complex="Consola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onsolas" fo:font-family="Consolas" style:font-family-generic="roman" style:font-pitch="variable" fo:font-size="12pt" fo:language="es" fo:country="ES" style:letter-kerning="false" style:font-name-asian="Consolas1" style:font-family-asian="Consolas" style:font-family-generic-asian="system" style:font-pitch-asian="variable" style:font-size-asian="12pt" style:language-asian="zh" style:country-asian="CN" style:font-name-complex="Consolas1" style:font-family-complex="Consola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normal1" style:next-style-name="normal1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1" style:next-style-name="normal1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1" style:next-style-name="normal1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normal1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onsolas" fo:font-family="Consolas" style:font-family-generic="roman" style:font-pitch="variable" fo:font-size="12pt" fo:language="es" fo:country="ES" style:letter-kerning="false" style:font-name-asian="Consolas1" style:font-family-asian="Consolas" style:font-family-generic-asian="system" style:font-pitch-asian="variable" style:font-size-asian="12pt" style:language-asian="zh" style:country-asian="CN" style:font-name-complex="Consolas1" style:font-family-complex="Consola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loext:graphic-properties draw:fill="none" draw:fill-color="#ffffff"/>
      <style:paragraph-properties fo:margin-left="-1.25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7.5cm" style:type="center"/>
          <style:tab-stop style:position="15cm" style:type="right"/>
          <style:tab-stop style:position="17.503cm" style:type="right"/>
        </style:tab-stops>
      </style:paragraph-properties>
    </style:style>
    <style:style style:name="MP2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onsolas" fo:font-size="12pt" fo:font-style="normal" style:text-underline-style="none" fo:font-weight="normal" fo:background-color="transparent" style:font-name-asian="Consolas1" style:font-size-asian="12pt" style:font-style-asian="normal" style:font-weight-asian="normal" style:font-name-complex="Consolas1" style:font-size-complex="12pt"/>
    </style:style>
    <style:style style:name="MP3" style:family="paragraph" style:parent-style-name="normal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2pt" fo:font-style="normal" style:text-underline-style="none" fo:font-weight="normal" fo:background-color="transparent" loext:char-shading-value="0" style:font-name-asian="Consolas1" style:font-size-asian="12pt" style:font-style-asian="normal" style:font-weight-asian="normal" style:font-name-complex="Consolas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Consolas1" style:font-size-asian="12pt" style:font-style-asian="normal" style:font-weight-asian="normal" style:font-name-complex="Consolas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25cm" fo:margin-bottom="0cm" fo:margin-left="1.501cm" fo:margin-right="1.501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2.501cm" fo:margin-left="0cm" fo:margin-right="0cm" fo:margin-top="2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20.482cm" svg:height="3.307cm" draw:z-index="2"><draw:image xlink:href="Pictures/10000000000004F3000000CA72E7D0C3.png" xlink:type="simple" xlink:show="embed" xlink:actuate="onLoad" draw:mime-type="image/png"/></draw:frame></text:p>
      </style:header>
      <style:footer>
        <text:p text:style-name="MP2" loext:marker-style-name="MT1"/>
        <text:p text:style-name="MP3" loext:marker-style-name="MT1"><text:span text:style-name="MT2">Profesor:Ernesto Laurito</text:span><text:span text:style-name="MT1"/></text:p>
        <text:p text:style-name="MP3">Estudiante: <text:s text:c="15"/>Curso:7°C <text:s text:c="6"/>Grupo:709 <text:s text:c="7"/><text:line-break/>Materia/Taller:PROYECTO DE IMPLEMENTACION DE SITIOS WEB DINAMICOS</text:p>
        <text:p text:style-name="MP2" loext:marker-style-name="MT1"/>
        <text:p text:style-name="MP2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s-MX</dc:language>
    <dc:date>2025-04-23T17:03:42.962000000</dc:date>
    <meta:editing-cycles>2</meta:editing-cycles>
    <meta:editing-duration>PT8M15S</meta:editing-duration>
    <meta:generator>LibreOffice/24.8.6.2$Windows_X86_64 LibreOffice_project/6d98ba145e9a8a39fc57bcc76981d1fb1316c60c</meta:generator>
    <meta:document-statistic meta:table-count="1" meta:image-count="2" meta:object-count="0" meta:page-count="3" meta:paragraph-count="60" meta:word-count="329" meta:character-count="2262" meta:non-whitespace-character-count="1957"/>
    <meta:user-defined meta:name="AppVersion">15.0000</meta:user-defined>
  </office:meta>
</office:document-meta>
</file>